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2" style:family="text">
      <style:text-properties fo:font-size="4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4" style:family="text">
      <style:text-properties fo:font-size="4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6" style:family="text">
      <style:text-properties fo:font-size="4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8" style:family="text">
      <style:text-properties fo:font-size="4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10" style:family="text">
      <style:text-properties fo:font-size="4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12" style:family="text">
      <style:text-properties fo:font-size="4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14" style:family="text">
      <style:text-properties fo:font-size="4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16" style:family="text">
      <style:text-properties fo:font-size="4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18" style:family="text">
      <style:text-properties fo:font-size="4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20" style:family="text">
      <style:text-properties fo:font-size="4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22" style:family="text">
      <style:text-properties fo:font-size="4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24" style:family="text">
      <style:text-properties fo:font-size="4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26" style:family="text">
      <style:text-properties fo:font-size="4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28" style:family="text">
      <style:text-properties fo:font-size="4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30" style:family="text">
      <style:text-properties fo:font-size="4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32" style:family="text">
      <style:text-properties fo:font-size="4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34" style:family="text">
      <style:text-properties fo:font-size="4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36" style:family="text">
      <style:text-properties fo:font-size="4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38" style:family="text">
      <style:text-properties fo:font-size="4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40" style:family="text">
      <style:text-properties fo:font-size="4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42" style:family="text">
      <style:text-properties fo:font-size="4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44" style:family="text">
      <style:text-properties fo:font-size="4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46" style:family="text">
      <style:text-properties fo:font-size="4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48" style:family="text">
      <style:text-properties fo:font-size="4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50" style:family="text">
      <style:text-properties fo:font-size="4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52" style:family="text">
      <style:text-properties fo:font-size="4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54" style:family="text">
      <style:text-properties fo:font-size="4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56" style:family="text">
      <style:text-properties fo:font-size="4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58" style:family="text">
      <style:text-properties fo:font-size="4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60" style:family="text">
      <style:text-properties fo:font-size="4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62" style:family="text">
      <style:text-properties fo:font-size="4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64" style:family="text">
      <style:text-properties fo:font-size="4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66" style:family="text">
      <style:text-properties fo:font-size="4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68" style:family="text">
      <style:text-properties fo:font-size="4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70" style:family="text">
      <style:text-properties fo:font-size="4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72" style:family="text">
      <style:text-properties fo:font-size="4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74" style:family="text">
      <style:text-properties fo:font-size="4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76" style:family="text">
      <style:text-properties fo:font-size="4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78" style:family="text">
      <style:text-properties fo:font-size="4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80" style:family="text">
      <style:text-properties fo:font-size="4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82" style:family="text">
      <style:text-properties fo:font-size="4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84" style:family="text">
      <style:text-properties fo:font-size="4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86" style:family="text">
      <style:text-properties fo:font-size="4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88" style:family="text">
      <style:text-properties fo:font-size="4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90" style:family="text">
      <style:text-properties fo:font-size="4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92" style:family="text">
      <style:text-properties fo:font-size="4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94" style:family="text">
      <style:text-properties fo:font-size="4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96" style:family="text">
      <style:text-properties fo:font-size="4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98" style:family="text">
      <style:text-properties fo:font-size="4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100" style:family="text">
      <style:text-properties fo:font-size="4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102" style:family="text">
      <style:text-properties fo:font-size="4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104" style:family="text">
      <style:text-properties fo:font-size="4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106" style:family="text">
      <style:text-properties fo:font-size="4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108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109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110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111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112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113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114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115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116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117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118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119" style:family="text">
      <style:text-properties fo:font-size="4.00pt" fo:font-weight="bold" style:text-underline-mode="continuous" style:text-underline-type="single" style:text-underline-style="solid" style:text-underline-width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120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121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122" style:family="text">
      <style:text-properties fo:font-size="4.00pt" fo:font-weight="bold" style:text-underline-mode="continuous" style:text-underline-type="single" style:text-underline-style="solid" style:text-underline-width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123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124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125" style:family="text">
      <style:text-properties fo:font-size="4.00pt" fo:font-weight="bold" style:text-underline-mode="continuous" style:text-underline-type="single" style:text-underline-style="solid" style:text-underline-width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126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127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128" style:family="text">
      <style:text-properties fo:font-size="4.00pt" fo:font-weight="bold" style:text-underline-mode="continuous" style:text-underline-type="single" style:text-underline-style="solid" style:text-underline-width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129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130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131" style:family="text">
      <style:text-properties fo:font-size="4.00pt" fo:font-weight="bold" style:text-underline-mode="continuous" style:text-underline-type="single" style:text-underline-style="solid" style:text-underline-width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132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133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134" style:family="text">
      <style:text-properties fo:font-size="4.00pt" fo:font-weight="bold" style:text-underline-mode="continuous" style:text-underline-type="single" style:text-underline-style="solid" style:text-underline-width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T135" style:family="text">
      <style:text-properties fo:font-size="4.00pt" fo:font-weight="normal" fo:font-family="'@Microsoft JhengHei Light'" style:font-family-asian="'@Microsoft JhengHei Light'" style:font-family-complex="'@Microsoft JhengHei Light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in-depth news analysis</text:span></text:p>
      <text:p text:style-name="P1"><text:span text:style-name="T1">back-to-back</text:span></text:p>
      <text:p text:style-name="P1"><text:span text:style-name="T1">to binge</text:span></text:p>
      <text:p text:style-name="P1"><text:span text:style-name="T1">binge-watching</text:span></text:p>
      <text:p text:style-name="P1"><text:span text:style-name="T1">to binge-watch</text:span></text:p>
      <text:p text:style-name="P1"><text:span text:style-name="T1">broadcast</text:span></text:p>
      <text:p text:style-name="P1"><text:span text:style-name="T1">(</text:span><text:span text:style-name="T2">широковещательный</text:span><text:span text:style-name="T3">)</text:span></text:p>
      <text:p text:style-name="P1"><text:span text:style-name="T3">commercial break</text:span></text:p>
      <text:p text:style-name="P1"><text:span text:style-name="T3">Couch potato</text:span></text:p>
      <text:p text:style-name="P1"><text:span text:style-name="T3">distraction</text:span></text:p>
      <text:p text:style-name="P1"><text:span text:style-name="T3">(</text:span><text:span text:style-name="T4">отвлечение</text:span><text:span text:style-name="T5">)</text:span></text:p>
      <text:p text:style-name="P1"><text:span text:style-name="T5">to distract sb from sth</text:span></text:p>
      <text:p text:style-name="P1"><text:span text:style-name="T5">Gripping</text:span></text:p>
      <text:p text:style-name="P1"><text:span text:style-name="T5">(</text:span><text:span text:style-name="T6">захватывающий</text:span><text:span text:style-name="T7">)</text:span></text:p>
      <text:p text:style-name="P1"><text:span text:style-name="T7">gripping plot</text:span></text:p>
      <text:p text:style-name="P1"><text:span text:style-name="T7">highlight</text:span></text:p>
      <text:p text:style-name="P1"><text:span text:style-name="T7">match highlights</text:span></text:p>
      <text:p text:style-name="P1"><text:span text:style-name="T7">to highlight</text:span></text:p>
      <text:p text:style-name="P1"><text:span text:style-name="T7">Inferior </text:span></text:p>
      <text:p text:style-name="P1"><text:span text:style-name="T7">(</text:span><text:span text:style-name="T8">низший</text:span><text:span text:style-name="T9">/</text:span><text:span text:style-name="T10">худший</text:span><text:span text:style-name="T11">)</text:span></text:p>
      <text:p text:style-name="P1"><text:span text:style-name="T11">Inferiority</text:span></text:p>
      <text:p text:style-name="P1"><text:span text:style-name="T11">(</text:span><text:span text:style-name="T12">низкое</text:span><text:span text:style-name="T13"><text:s/></text:span><text:span text:style-name="T14">кач</text:span><text:span text:style-name="T15">./</text:span><text:span text:style-name="T16">положение</text:span><text:span text:style-name="T17">)</text:span></text:p>
      <text:p text:style-name="P1"><text:span text:style-name="T17">Inferiority complex</text:span></text:p>
      <text:p text:style-name="P1"><text:span text:style-name="T17">current affairs programme</text:span></text:p>
      <text:p text:style-name="P1"><text:span text:style-name="T17">(</text:span><text:span text:style-name="T18">политика</text:span><text:span text:style-name="T19">/</text:span><text:span text:style-name="T20">соц</text:span><text:span text:style-name="T21">/</text:span><text:span text:style-name="T22">эконом</text:span><text:span text:style-name="T23">)</text:span></text:p>
      <text:p text:style-name="P1"><text:span text:style-name="T23">home improvement programme</text:span></text:p>
      <text:p text:style-name="P1"><text:span text:style-name="T23">sports programme</text:span></text:p>
      <text:p text:style-name="P1"><text:span text:style-name="T23">makeover programme</text:span></text:p>
      <text:p text:style-name="P1"><text:span text:style-name="T23">RISE to be on the rise</text:span></text:p>
      <text:p text:style-name="P1"><text:span text:style-name="T23">shift (</text:span><text:span text:style-name="T24">сдвиг</text:span><text:span text:style-name="T25">/</text:span><text:span text:style-name="T26">изменение</text:span><text:span text:style-name="T27">)</text:span></text:p>
      <text:p text:style-name="P1"><text:span text:style-name="T27">to indicate a shift</text:span></text:p>
      <text:p text:style-name="P1"><text:span text:style-name="T27">a shift in sth</text:span></text:p>
      <text:p text:style-name="P1"><text:span text:style-name="T27">subscription</text:span></text:p>
      <text:p text:style-name="P1"><text:span text:style-name="T27">to subscribe to sth</text:span></text:p>
      <text:p text:style-name="P1"><text:span text:style-name="T27">subscriber</text:span></text:p>
      <text:p text:style-name="P1"><text:span text:style-name="T27">up-to-date (most recent)</text:span></text:p>
      <text:p text:style-name="P1"><text:span text:style-name="T27">to be up to date with sth</text:span></text:p>
      <text:p text:style-name="P1"><text:span text:style-name="T27">to bring/keep sb up to date</text:span></text:p>
      <text:p text:style-name="P1"><text:span text:style-name="T27">Agreement</text:span></text:p>
      <text:p text:style-name="P1"><text:span text:style-name="T27">peace agreement</text:span></text:p>
      <text:p text:style-name="P1"><text:span text:style-name="T27">admit (</text:span><text:span text:style-name="T28">признавать</text:span><text:span text:style-name="T29">)</text:span></text:p>
      <text:p text:style-name="P1"><text:span text:style-name="T29">to assure sb of sth (</text:span><text:span text:style-name="T30">уверять</text:span><text:span text:style-name="T31">)</text:span></text:p>
      <text:p text:style-name="P1"><text:span text:style-name="T31">Awareness (</text:span><text:span text:style-name="T32">знание</text:span><text:span text:style-name="T33"><text:s/></text:span><text:span text:style-name="T34">проблемы</text:span><text:span text:style-name="T35">)</text:span></text:p>
      <text:p text:style-name="P1"><text:span text:style-name="T35">to raise/increase awareness of</text:span></text:p>
      <text:p text:style-name="P1"><text:span text:style-name="T35">(Boost) to give a boost</text:span></text:p>
      <text:p text:style-name="P1"><text:span text:style-name="T35">Campaign</text:span></text:p>
      <text:p text:style-name="P1"><text:span text:style-name="T35">environmental campaign</text:span></text:p>
      <text:p text:style-name="P1"><text:span text:style-name="T35">a campaign for/against</text:span></text:p>
      <text:p text:style-name="P1"><text:span text:style-name="T35">to roll out a campaign</text:span></text:p>
      <text:p text:style-name="P1"><text:span text:style-name="T35">Chain (</text:span><text:span text:style-name="T36">бизнес</text:span><text:span text:style-name="T37">-</text:span><text:span text:style-name="T38">монополия</text:span><text:span text:style-name="T39">)</text:span></text:p>
      <text:p text:style-name="P1"><text:span text:style-name="T39">supermarket chain</text:span></text:p>
      <text:p text:style-name="P1"><text:span text:style-name="T39">to face a challenge</text:span></text:p>
      <text:p text:style-name="P1"><text:span text:style-name="T39">to confirm (to prove)</text:span></text:p>
      <text:p text:style-name="P1"><text:span text:style-name="T39">crisis (pl crises)</text:span></text:p>
      <text:p text:style-name="P1"><text:span text:style-name="T39">Cure (medicine)</text:span></text:p>
      <text:p text:style-name="P1"><text:span text:style-name="T39">cure for diabetes</text:span></text:p>
      <text:p text:style-name="P1"><text:span text:style-name="T39">formerly (in the past)</text:span></text:p>
      <text:p text:style-name="P1"><text:span text:style-name="T39">to hand sth in to sb</text:span></text:p>
      <text:p text:style-name="P1"><text:span text:style-name="T39">(</text:span><text:span text:style-name="T40">дать</text:span><text:span text:style-name="T41"><text:s/></text:span><text:span text:style-name="T42">человеку</text:span><text:span text:style-name="T43"><text:s/></text:span><text:span text:style-name="T44">во</text:span><text:span text:style-name="T45"><text:s/></text:span><text:span text:style-name="T46">власти</text:span><text:span text:style-name="T47">)</text:span></text:p>
      <text:p text:style-name="P1"><text:span text:style-name="T47">Inspiring (make excited)</text:span></text:p>
      <text:p text:style-name="P1"><text:span text:style-name="T47">phenomenal growth</text:span></text:p>
      <text:p text:style-name="P1"><text:span text:style-name="T47">phenomenon/phenomena (pl)</text:span></text:p>
      <text:p text:style-name="P1"><text:span text:style-name="T47">to point sth out (</text:span><text:span text:style-name="T48">указать</text:span><text:span text:style-name="T49"><text:s/></text:span><text:span text:style-name="T50">на</text:span><text:span text:style-name="T51">)</text:span></text:p>
      <text:p text:style-name="P1"><text:span text:style-name="T51">to praise sb (</text:span><text:span text:style-name="T52">восхвалять</text:span><text:span text:style-name="T53">)</text:span></text:p>
      <text:p text:style-name="P1"><text:span text:style-name="T53">Property (</text:span><text:span text:style-name="T54">особенность</text:span><text:span text:style-name="T55">)</text:span></text:p>
      <text:p text:style-name="P1"><text:span text:style-name="T55">to provide sb with sth</text:span></text:p>
      <text:p text:style-name="P1"><text:span text:style-name="T55">(give what is need)</text:span></text:p>
      <text:p text:style-name="P1"><text:span text:style-name="T55">to report on sth</text:span></text:p>
      <text:p text:style-name="P1"><text:span text:style-name="T55">Armed robbery</text:span></text:p>
      <text:p text:style-name="P1"><text:span text:style-name="T55">Shooting</text:span></text:p>
      <text:p text:style-name="P1"><text:span text:style-name="T55">to sneeze (</text:span><text:span text:style-name="T56">сопли</text:span><text:span text:style-name="T57">)</text:span></text:p>
      <text:p text:style-name="P1"><text:span text:style-name="T57">Suffering (</text:span><text:span text:style-name="T58">страдание</text:span><text:span text:style-name="T59">)</text:span></text:p>
      <text:p text:style-name="P1"><text:span text:style-name="T59">Uplifting (make you happier)</text:span></text:p>
      <text:p text:style-name="P1"><text:span text:style-name="T59">To come into use</text:span></text:p>
      <text:p text:style-name="P1"><text:span text:style-name="T59">Be in use</text:span></text:p>
      <text:p text:style-name="P1"><text:span text:style-name="T59">to warn</text:span></text:p>
      <text:p text:style-name="P1"><text:span text:style-name="T59">to warn sb + to infinitive</text:span></text:p>
      <text:p text:style-name="P1"><text:span text:style-name="T59">to warn sb about sth</text:span></text:p>
      <text:p text:style-name="P1"><text:span text:style-name="T59">to warn of sth</text:span></text:p>
      <text:p text:style-name="P1"><text:span text:style-name="T59">to wound sb (</text:span><text:span text:style-name="T60">подстрелянный</text:span><text:span text:style-name="T61">)</text:span></text:p>
      <text:p text:style-name="P1"><text:span text:style-name="T61">to accompany</text:span></text:p>
      <text:p text:style-name="P1"><text:span text:style-name="T61">Addictive</text:span></text:p>
      <text:p text:style-name="P1"><text:span text:style-name="T61">Addiction to</text:span></text:p>
      <text:p text:style-name="P1"><text:span text:style-name="T61">Addict (</text:span><text:span text:style-name="T62">зависимый</text:span><text:span text:style-name="T63">)</text:span></text:p>
      <text:p text:style-name="P1"><text:span text:style-name="T63">to approve<text:s text:c="2"/>(</text:span><text:span text:style-name="T64">склонный</text:span><text:span text:style-name="T65"><text:s/></text:span><text:span text:style-name="T66">к</text:span><text:span text:style-name="T67">)</text:span></text:p>
      <text:p text:style-name="P1"><text:span text:style-name="T67">to approve of sth/sb</text:span></text:p>
      <text:p text:style-name="P1"><text:span text:style-name="T67">Broadsheet (big<text:s/></text:span><text:span text:style-name="T68">газета</text:span><text:span text:style-name="T69">)</text:span></text:p>
      <text:p text:style-name="P1"><text:span text:style-name="T69">to consume (</text:span><text:span text:style-name="T70">употреблять</text:span><text:span text:style-name="T71">)</text:span></text:p>
      <text:p text:style-name="P1"><text:span text:style-name="T71">consumption</text:span></text:p>
      <text:p text:style-name="P1"><text:span text:style-name="T71">Frustrating</text:span></text:p>
      <text:p text:style-name="P1"><text:span text:style-name="T71">Gossip (</text:span><text:span text:style-name="T72">сплетни</text:span><text:span text:style-name="T73">)</text:span></text:p>
      <text:p text:style-name="P1"><text:span text:style-name="T73">keen<text:s text:c="2"/>(</text:span><text:span text:style-name="T74">хотеть</text:span><text:span text:style-name="T75"><text:s/></text:span><text:span text:style-name="T76">делать</text:span><text:span text:style-name="T77"><text:s/></text:span><text:span text:style-name="T78">шото</text:span><text:span text:style-name="T79">)</text:span></text:p>
      <text:p text:style-name="P1"><text:span text:style-name="T79">keen on (</text:span><text:span text:style-name="T80">интересоваться</text:span><text:span text:style-name="T81"><text:s/></text:span><text:span text:style-name="T82">в</text:span><text:span text:style-name="T83">)</text:span></text:p>
      <text:p text:style-name="P1"><text:span text:style-name="T83">light-hearted</text:span></text:p>
      <text:p text:style-name="P1"><text:span text:style-name="T83">to make sense</text:span></text:p>
      <text:p text:style-name="P1"><text:span text:style-name="T83">Relevant</text:span></text:p>
      <text:p text:style-name="P1"><text:span text:style-name="T83">Reliable</text:span></text:p>
      <text:p text:style-name="P1"><text:span text:style-name="T83">Selective</text:span></text:p>
      <text:p text:style-name="P1"><text:span text:style-name="T83">to simplify</text:span></text:p>
      <text:p text:style-name="P1"><text:span text:style-name="T83">to spare (</text:span><text:span text:style-name="T84">поделиться</text:span><text:span text:style-name="T85">)</text:span></text:p>
      <text:p text:style-name="P1"><text:span text:style-name="T85">To stare (</text:span><text:span text:style-name="T86">пялиться</text:span><text:span text:style-name="T87">)</text:span></text:p>
      <text:p text:style-name="P1"><text:span text:style-name="T87">to expose smb to sth </text:span></text:p>
      <text:p text:style-name="P1"><text:span text:style-name="T87">to be exposed to</text:span></text:p>
      <text:p text:style-name="P1"><text:span text:style-name="T87">to expose sth</text:span></text:p>
      <text:p text:style-name="P1"><text:span text:style-name="T87">(</text:span><text:span text:style-name="T88">выставлять</text:span><text:span text:style-name="T89"><text:s/></text:span><text:span text:style-name="T90">на</text:span><text:span text:style-name="T91"><text:s/></text:span><text:span text:style-name="T92">показ</text:span><text:span text:style-name="T93">)</text:span></text:p>
      <text:p text:style-name="P1"><text:span text:style-name="T93">to shape (values/beliefs)</text:span></text:p>
      <text:p text:style-name="P1"><text:span text:style-name="T93">to impose sth on smb</text:span></text:p>
      <text:p text:style-name="P1"><text:span text:style-name="T93">Imposition</text:span></text:p>
      <text:p text:style-name="P1"><text:span text:style-name="T93">(</text:span><text:span text:style-name="T94">навязывание</text:span><text:span text:style-name="T95">)</text:span></text:p>
      <text:p text:style-name="P1"><text:span text:style-name="T95">Obese</text:span></text:p>
      <text:p text:style-name="P1"><text:span text:style-name="T95">(</text:span><text:span text:style-name="T96">жирный</text:span><text:span text:style-name="T97">)</text:span></text:p>
      <text:p text:style-name="P1"><text:span text:style-name="T97">Obesity</text:span></text:p>
      <text:p text:style-name="P1"><text:span text:style-name="T97">(</text:span><text:span text:style-name="T98">ожирение</text:span><text:span text:style-name="T99">)</text:span></text:p>
      <text:p text:style-name="P1"><text:span text:style-name="T99">to be obsessed with</text:span></text:p>
      <text:p text:style-name="P1"><text:span text:style-name="T99">(</text:span><text:span text:style-name="T100">быть</text:span><text:span text:style-name="T101"><text:s/></text:span><text:span text:style-name="T102">одержимым</text:span><text:span text:style-name="T103">)</text:span></text:p>
      <text:p text:style-name="P1"><text:span text:style-name="T103">to be embedded into the mind</text:span></text:p>
      <text:p text:style-name="P1"><text:span text:style-name="T103">(</text:span><text:span text:style-name="T104">насождать</text:span><text:span text:style-name="T105"><text:s/></text:span><text:span text:style-name="T106">мнение</text:span><text:span text:style-name="T107">)</text:span></text:p>
      <text:p text:style-name="P1"><text:span text:style-name="T107">to lose a sense of reality and fiction</text:span></text:p>
      <text:p text:style-name="P1"><text:span text:style-name="T107">to divert attention away from</text:span></text:p>
      <text:p text:style-name="P1"><text:span text:style-name="T108"/></text:p>
      <text:p text:style-name="P1"><text:span text:style-name="T109">Say<text:s/></text:span><text:span text:style-name="T110">–</text:span><text:span text:style-name="T111"><text:s/>direct</text:span></text:p>
      <text:p text:style-name="P1"><text:span text:style-name="T112">Tell<text:s/></text:span><text:span text:style-name="T113">–</text:span><text:span text:style-name="T114"><text:s/>indirect</text:span></text:p>
      <text:p text:style-name="P1"><text:span text:style-name="T115">Yesterday-&gt;the day before</text:span></text:p>
      <text:p text:style-name="P1"><text:span text:style-name="T115">Tomorrow-&gt;the next day</text:span></text:p>
      <text:p text:style-name="P1"><text:span text:style-name="T115">Next week-&gt;the week after</text:span></text:p>
      <text:p text:style-name="P1"><text:span text:style-name="T116"/></text:p>
      <text:p text:style-name="P1"><text:span text:style-name="T117">-al (noun)</text:span></text:p>
      <text:p text:style-name="P1"><text:span text:style-name="T117">-able, -ive, -ant (verbs)</text:span></text:p>
      <text:p text:style-name="P1"><text:span text:style-name="T117">-able (anywhere)</text:span></text:p>
      <text:p text:style-name="P1"><text:span text:style-name="T118"/></text:p>
      <text:p text:style-name="P1"><text:span text:style-name="T119">Verb + (that) + clause</text:span></text:p>
      <text:p text:style-name="P1"><text:span text:style-name="T120">Add, admit, argue,</text:span></text:p>
      <text:p text:style-name="P1"><text:span text:style-name="T120">Claim, complain,</text:span></text:p>
      <text:p text:style-name="P1"><text:span text:style-name="T120">Deny, explain, mention,</text:span></text:p>
      <text:p text:style-name="P1"><text:span text:style-name="T120">Predict, promise, suggest,</text:span></text:p>
      <text:p text:style-name="P1"><text:span text:style-name="T120">Tell, think, warn</text:span></text:p>
      <text:p text:style-name="P1"><text:span text:style-name="T121"/></text:p>
      <text:p text:style-name="P1"><text:span text:style-name="T122">Verb+person+(that)+clause</text:span></text:p>
      <text:p text:style-name="P1"><text:span text:style-name="T123">Assure, convince, inform,</text:span></text:p>
      <text:p text:style-name="P1"><text:span text:style-name="T123">Promise, reassure, remind, warn</text:span></text:p>
      <text:p text:style-name="P1"><text:span text:style-name="T124"/></text:p>
      <text:p text:style-name="P1"><text:span text:style-name="T125">Verb+to+infinitive</text:span></text:p>
      <text:p text:style-name="P1"><text:span text:style-name="T126">Agree, ask, demand, offer,</text:span></text:p>
      <text:p text:style-name="P1"><text:span text:style-name="T126">Promise, refuse, threaten</text:span></text:p>
      <text:p text:style-name="P1"><text:span text:style-name="T127"/></text:p>
      <text:p text:style-name="P1"><text:span text:style-name="T128">Verb+person+to+infinitive</text:span></text:p>
      <text:p text:style-name="P1"><text:span text:style-name="T129">Advice, convince, encourage,</text:span></text:p>
      <text:p text:style-name="P1"><text:span text:style-name="T129">Invite, order, persuade, remind,</text:span></text:p>
      <text:p text:style-name="P1"><text:span text:style-name="T129">Tell, warn</text:span></text:p>
      <text:p text:style-name="P1"><text:span text:style-name="T130"/></text:p>
      <text:p text:style-name="P1"><text:span text:style-name="T131">Verb+preposition+(-ing)</text:span></text:p>
      <text:p text:style-name="P1"><text:span text:style-name="T132">Admit to, apologize for, </text:span></text:p>
      <text:p text:style-name="P1"><text:span text:style-name="T132">Deny, insist on, suggest</text:span></text:p>
      <text:p text:style-name="P1"><text:span text:style-name="T133"/></text:p>
      <text:p text:style-name="P1"><text:span text:style-name="T134">Verb+person+prep+(-ing)</text:span></text:p>
      <text:p text:style-name="P1"><text:span text:style-name="T135">Accuse … of</text:span></text:p>
      <text:p text:style-name="P1"><text:span text:style-name="T135">Blame … for</text:span></text:p>
      <text:p text:style-name="P1"><text:span text:style-name="T135">Congratulate … on/for</text:span></text:p>
      <text:p text:style-name="P1"><text:span text:style-name="T135">Praise … for</text:span></text:p>
      <text:p text:style-name="P1"><text:span text:style-name="T135">Thank … for</text:span></text:p>
      <text:p text:style-name="P1"><text:span text:style-name="T135">Warn … against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